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98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solid" svg:stroke-width="0.003cm" svg:stroke-color="#808080" draw:stroke-linejoin="miter" svg:stroke-linecap="butt" draw:fill="none" fo:padding-top="0.001cm" fo:padding-bottom="0.001cm" fo:padding-left="0.001cm" fo:padding-right="0.001cm"/>
    </style:style>
    <style:style style:name="gr11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0" style:family="paragraph">
      <loext:graphic-properties draw:fill="none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 loext:opacity="100%"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2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Arial" fo:font-size="12pt" fo:font-weight="900" style:font-size-asian="12pt" style:font-weight-asian="900" style:font-name-complex="Arial" style:font-size-complex="12pt" style:font-weight-complex="900"/>
    </style:style>
    <style:style style:name="T5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color="#000000" loext:opacity="100%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fo:color="#000000" loext:opacity="100%" style:font-name="Arial" fo:font-size="16pt" fo:font-weight="bold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loext:opacity="100%" style:font-name="Arial" fo:font-size="9pt" fo:font-weight="normal" style:font-size-asian="9pt" style:font-weight-asian="normal" style:font-name-complex="Arial" style:font-size-complex="9pt" style:font-weight-complex="normal"/>
    </style:style>
    <style:style style:name="T9" style:family="text">
      <style:text-properties fo:color="#000000" loext:opacity="100%" style:font-name="Wingdings1" fo:font-size="11pt" fo:font-weight="normal" style:font-size-asian="11pt" style:font-weight-asian="normal" style:font-name-complex="Wingdings1" style:font-size-complex="11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3">
        <draw:frame draw:style-name="gr1" draw:text-style-name="P2" draw:layer="layout" svg:width="11.415cm" svg:height="0.556cm" svg:x="2.004cm" svg:y="1.946cm">
          <draw:text-box>
            <text:p text:style-name="P1"><text:span text:style-name="T1">CPSC 386: Introduction to Game Design - Fall 2022</text:span></text:p>
          </draw:text-box>
        </draw:frame>
        <draw:frame draw:style-name="gr2" draw:text-style-name="P3" draw:layer="layout" svg:width="12.181cm" svg:height="0.475cm" svg:x="2.004cm" svg:y="2.659cm">
          <draw:text-box>
            <text:p text:style-name="P1"><text:span text:style-name="T2">Project One, Space Invaders, due Sunday, 2 Oct 2022 (by 2359)</text:span></text:p>
          </draw:text-box>
        </draw:frame>
        <draw:frame draw:style-name="gr3" draw:text-style-name="P4" draw:layer="layout" svg:width="10.522cm" svg:height="0.433cm" svg:x="2.004cm" svg:y="3.664cm">
          <draw:text-box>
            <text:p text:style-name="P1"><text:span text:style-name="T3">Your names (up to two members if submitting as a team)</text:span></text:p>
          </draw:text-box>
        </draw:frame>
        <draw:frame draw:style-name="gr2" draw:text-style-name="P3" draw:layer="layout" svg:width="0.422cm" svg:height="0.475cm" svg:x="2.004cm" svg:y="4.67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036cm" svg:height="0.433cm" svg:x="2.149cm" svg:y="4.71cm">
          <draw:text-box>
            <text:p text:style-name="P1"><text:span text:style-name="T5">_________________________________________________________________</text:span></text:p>
          </draw:text-box>
        </draw:frame>
        <draw:frame draw:style-name="gr4" draw:text-style-name="P5" draw:layer="layout" svg:width="17.016cm" svg:height="0.395cm" svg:x="2.004cm" svg:y="5.867cm">
          <draw:text-box>
            <text:p text:style-name="P1"><text:span text:style-name="T6">Verify each of the following items and place a checkmark in the correct column. Each item incorrectly marked </text:span></text:p>
          </draw:text-box>
        </draw:frame>
        <draw:frame draw:style-name="gr4" draw:text-style-name="P5" draw:layer="layout" svg:width="16.055cm" svg:height="0.395cm" svg:x="2.004cm" svg:y="6.427cm">
          <draw:text-box>
            <text:p text:style-name="P1"><text:span text:style-name="T6">will incur a 5% penalty on the grade for this assignment. There is a 10% per day late penalty -- projects </text:span></text:p>
          </draw:text-box>
        </draw:frame>
        <draw:frame draw:style-name="gr4" draw:text-style-name="P5" draw:layer="layout" svg:width="7.139cm" svg:height="0.395cm" svg:x="2.004cm" svg:y="6.989cm">
          <draw:text-box>
            <text:p text:style-name="P1"><text:span text:style-name="T6">submitted after 72 hours will receive no credit.</text:span></text:p>
          </draw:text-box>
        </draw:frame>
        <draw:polygon draw:style-name="gr5" draw:text-style-name="P6" draw:layer="layout" svg:width="2.879cm" svg:height="0.038cm" svg:x="1.982cm" svg:y="7.379cm" svg:viewBox="0 0 2880 39" draw:points="2859,18 2841,39 39,39 18,18 0,0 2880,0">
          <text:p/>
        </draw:polygon>
        <draw:polygon draw:style-name="gr5" draw:text-style-name="P6" draw:layer="layout" svg:width="0.039cm" svg:height="1.407cm" svg:x="1.982cm" svg:y="7.379cm" svg:viewBox="0 0 40 1408" draw:points="19,17 40,38 40,1369 19,1387 0,1408 0,0">
          <text:p/>
        </draw:polygon>
        <draw:polygon draw:style-name="gr5" draw:text-style-name="P6" draw:layer="layout" svg:width="2.857cm" svg:height="0.038cm" svg:x="4.822cm" svg:y="7.379cm" svg:viewBox="0 0 2858 39" draw:points="2837,18 2820,39 39,39 18,18 0,0 2858,0">
          <text:p/>
        </draw:polygon>
        <draw:polygon draw:style-name="gr5" draw:text-style-name="P6" draw:layer="layout" svg:width="0.039cm" svg:height="1.369cm" svg:x="4.822cm" svg:y="7.396cm" svg:viewBox="0 0 40 1370" draw:points="18,0 40,21 40,1352 18,1370 0,1352 0,21">
          <text:p/>
        </draw:polygon>
        <draw:polygon draw:style-name="gr5" draw:text-style-name="P6" draw:layer="layout" svg:width="11.938cm" svg:height="0.038cm" svg:x="7.641cm" svg:y="7.379cm" svg:viewBox="0 0 11939 39" draw:points="11918,18 11900,39 38,39 17,18 0,0 11939,0">
          <text:p/>
        </draw:polygon>
        <draw:polygon draw:style-name="gr5" draw:text-style-name="P6" draw:layer="layout" svg:width="0.038cm" svg:height="1.369cm" svg:x="7.641cm" svg:y="7.396cm" svg:viewBox="0 0 39 1370" draw:points="18,0 39,21 39,1352 18,1370 0,1352 0,21">
          <text:p/>
        </draw:polygon>
        <draw:polygon draw:style-name="gr5" draw:text-style-name="P6" draw:layer="layout" svg:width="0.039cm" svg:height="1.407cm" svg:x="19.54cm" svg:y="7.379cm" svg:viewBox="0 0 40 1408" draw:points="19,17 40,0 40,1408 19,1387 0,1369 0,38">
          <text:p/>
        </draw:polygon>
        <draw:frame draw:style-name="gr3" draw:text-style-name="P4" draw:layer="layout" svg:width="0.76cm" svg:height="0.433cm" svg:x="5.93cm" svg:y="7.592cm">
          <draw:text-box>
            <text:p text:style-name="P1"><text:span text:style-name="T3">N</text:span><text:span text:style-name="T3">o</text:span><text:span text:style-name="T3">t </text:span></text:p>
          </draw:text-box>
        </draw:frame>
        <draw:frame draw:style-name="gr6" draw:text-style-name="P7" draw:layer="layout" svg:width="5.014cm" svg:height="0.628cm" svg:x="11.144cm" svg:y="7.757cm">
          <draw:text-box>
            <text:p text:style-name="P1"><text:span text:style-name="T7">SPACE INVADERS</text:span></text:p>
          </draw:text-box>
        </draw:frame>
        <draw:frame draw:style-name="gr3" draw:text-style-name="P4" draw:layer="layout" svg:width="2.013cm" svg:height="0.433cm" svg:x="2.424cm" svg:y="7.857cm">
          <draw:text-box>
            <text:p text:style-name="P1"><text:span text:style-name="T3">Completed</text:span></text:p>
          </draw:text-box>
        </draw:frame>
        <draw:frame draw:style-name="gr3" draw:text-style-name="P4" draw:layer="layout" svg:width="2.013cm" svg:height="0.433cm" svg:x="5.249cm" svg:y="8.125cm">
          <draw:text-box>
            <text:p text:style-name="P1"><text:span text:style-name="T3">Completed</text:span></text:p>
          </draw:text-box>
        </draw:frame>
        <draw:polygon draw:style-name="gr5" draw:text-style-name="P6" draw:layer="layout" svg:width="0.039cm" svg:height="1.232cm" svg:x="1.982cm" svg:y="8.747cm" svg:viewBox="0 0 40 1233" draw:points="19,18 40,39 40,1194 19,1211 0,1233 0,0">
          <text:p/>
        </draw:polygon>
        <draw:polygon draw:style-name="gr5" draw:text-style-name="P6" draw:layer="layout" svg:width="2.84cm" svg:height="0.039cm" svg:x="2cm" svg:y="8.747cm" svg:viewBox="0 0 2841 40" draw:points="2841,19 2823,40 21,40 0,19 21,0 2823,0">
          <text:p/>
        </draw:polygon>
        <draw:polygon draw:style-name="gr5" draw:text-style-name="P6" draw:layer="layout" svg:width="0.039cm" svg:height="1.192cm" svg:x="4.822cm" svg:y="8.765cm" svg:viewBox="0 0 40 1193" draw:points="18,0 40,21 40,1176 18,1193 0,1176 0,21">
          <text:p/>
        </draw:polygon>
        <draw:polygon draw:style-name="gr5" draw:text-style-name="P6" draw:layer="layout" svg:width="2.818cm" svg:height="0.039cm" svg:x="4.84cm" svg:y="8.747cm" svg:viewBox="0 0 2819 40" draw:points="2819,19 2802,40 21,40 0,19 21,0 2802,0">
          <text:p/>
        </draw:polygon>
        <draw:polygon draw:style-name="gr5" draw:text-style-name="P6" draw:layer="layout" svg:width="0.038cm" svg:height="1.192cm" svg:x="7.641cm" svg:y="8.765cm" svg:viewBox="0 0 39 1193" draw:points="18,0 39,21 39,1176 18,1193 0,1176 0,21">
          <text:p/>
        </draw:polygon>
        <draw:polygon draw:style-name="gr5" draw:text-style-name="P6" draw:layer="layout" svg:width="11.9cm" svg:height="0.039cm" svg:x="7.658cm" svg:y="8.747cm" svg:viewBox="0 0 11901 40" draw:points="11901,19 11883,40 21,40 0,19 21,0 11883,0">
          <text:p/>
        </draw:polygon>
        <draw:polygon draw:style-name="gr5" draw:text-style-name="P6" draw:layer="layout" svg:width="0.039cm" svg:height="1.232cm" svg:x="19.54cm" svg:y="8.747cm" svg:viewBox="0 0 40 1233" draw:points="19,18 40,0 40,1233 19,1211 0,1194 0,39">
          <text:p/>
        </draw:polygon>
        <draw:frame draw:style-name="gr7" draw:text-style-name="P8" draw:layer="layout" svg:width="11.584cm" svg:height="0.357cm" svg:x="7.839cm" svg:y="8.961cm">
          <draw:text-box>
            <text:p text:style-name="P1"><text:span text:style-name="T8">The </text:span><text:span text:style-name="T8">gam</text:span><text:span text:style-name="T8">e </text:span><text:span text:style-name="T8">has </text:span><text:span text:style-name="T8">a </text:span><text:span text:style-name="T8">start</text:span><text:span text:style-name="T8">up </text:span><text:span text:style-name="T8">scre</text:span><text:span text:style-name="T8">en </text:span><text:span text:style-name="T8">that </text:span><text:span text:style-name="T8">sho</text:span><text:span text:style-name="T8">ws </text:span><text:span text:style-name="T8">the </text:span><text:span text:style-name="T8">nam</text:span><text:span text:style-name="T8">e of </text:span><text:span text:style-name="T8">the </text:span><text:span text:style-name="T8">gam</text:span><text:span text:style-name="T8">e, </text:span><text:span text:style-name="T8">the </text:span><text:span text:style-name="T8">valu</text:span><text:span text:style-name="T8">es </text:span><text:span text:style-name="T8">and </text:span></text:p>
          </draw:text-box>
        </draw:frame>
        <draw:frame draw:style-name="gr8" draw:text-style-name="P9" draw:layer="layout" svg:width="0.984cm" svg:height="0.53cm" svg:x="3.429cm" svg:y="9.081cm">
          <draw:text-box>
            <text:p text:style-name="P1"><text:span text:style-name="T9">Y</text:span><text:span text:style-name="T9">e</text:span><text:span text:style-name="T9">s</text:span></text:p>
          </draw:text-box>
        </draw:frame>
        <draw:frame draw:style-name="gr3" draw:text-style-name="P4" draw:layer="layout" svg:width="0.387cm" svg:height="0.53cm" svg:x="6.29cm" svg:y="9.081cm">
          <draw:text-box>
            <text:p text:style-name="P1"><text:span text:style-name="T9"></text:span></text:p>
          </draw:text-box>
        </draw:frame>
        <draw:frame draw:style-name="gr7" draw:text-style-name="P8" draw:layer="layout" svg:width="9.607cm" svg:height="0.357cm" svg:x="7.839cm" svg:y="9.399cm">
          <draw:text-box>
            <text:p text:style-name="P1"><text:span text:style-name="T8">ima</text:span><text:span text:style-name="T8">ges </text:span><text:span text:style-name="T8">of </text:span><text:span text:style-name="T8">the </text:span><text:span text:style-name="T8">alie</text:span><text:span text:style-name="T8">ns, </text:span><text:span text:style-name="T8">and </text:span><text:span text:style-name="T8">has </text:span><text:span text:style-name="T8">a </text:span><text:span text:style-name="T8">Play </text:span><text:span text:style-name="T8">Ga</text:span><text:span text:style-name="T8">me </text:span><text:span text:style-name="T8">and </text:span><text:span text:style-name="T8">Hig</text:span><text:span text:style-name="T8">h </text:span><text:span text:style-name="T8">Sco</text:span><text:span text:style-name="T8">res </text:span><text:span text:style-name="T8">men</text:span><text:span text:style-name="T8">u. </text:span></text:p>
          </draw:text-box>
        </draw:frame>
        <draw:polygon draw:style-name="gr5" draw:text-style-name="P6" draw:layer="layout" svg:width="0.039cm" svg:height="0.857cm" svg:x="1.982cm" svg:y="9.94cm" svg:viewBox="0 0 40 858" draw:points="19,17 40,39 40,819 19,837 0,858 0,0">
          <text:p/>
        </draw:polygon>
        <draw:polygon draw:style-name="gr5" draw:text-style-name="P6" draw:layer="layout" svg:width="2.84cm" svg:height="0.039cm" svg:x="2cm" svg:y="9.94cm" svg:viewBox="0 0 2841 40" draw:points="2841,17 2823,40 21,40 0,17 21,0 2823,0">
          <text:p/>
        </draw:polygon>
        <draw:polygon draw:style-name="gr5" draw:text-style-name="P6" draw:layer="layout" svg:width="0.039cm" svg:height="0.819cm" svg:x="4.822cm" svg:y="9.957cm" svg:viewBox="0 0 40 820" draw:points="18,0 40,22 40,802 18,820 0,802 0,22">
          <text:p/>
        </draw:polygon>
        <draw:polygon draw:style-name="gr5" draw:text-style-name="P6" draw:layer="layout" svg:width="2.818cm" svg:height="0.039cm" svg:x="4.84cm" svg:y="9.94cm" svg:viewBox="0 0 2819 40" draw:points="2819,17 2802,40 21,40 0,17 21,0 2802,0">
          <text:p/>
        </draw:polygon>
        <draw:polygon draw:style-name="gr5" draw:text-style-name="P6" draw:layer="layout" svg:width="0.038cm" svg:height="0.819cm" svg:x="7.641cm" svg:y="9.957cm" svg:viewBox="0 0 39 820" draw:points="18,0 39,22 39,802 18,820 0,802 0,22">
          <text:p/>
        </draw:polygon>
        <draw:polygon draw:style-name="gr5" draw:text-style-name="P6" draw:layer="layout" svg:width="11.9cm" svg:height="0.039cm" svg:x="7.658cm" svg:y="9.94cm" svg:viewBox="0 0 11901 40" draw:points="11901,17 11883,40 21,40 0,17 21,0 11883,0">
          <text:p/>
        </draw:polygon>
        <draw:polygon draw:style-name="gr5" draw:text-style-name="P6" draw:layer="layout" svg:width="0.039cm" svg:height="0.857cm" svg:x="19.54cm" svg:y="9.94cm" svg:viewBox="0 0 40 858" draw:points="19,17 40,0 40,858 19,837 0,819 0,39">
          <text:p/>
        </draw:polygon>
        <draw:frame draw:style-name="gr8" draw:text-style-name="P9" draw:layer="layout" svg:width="0.984cm" svg:height="0.53cm" svg:x="3.429cm" svg:y="10.086cm">
          <draw:text-box>
            <text:p text:style-name="P1"><text:span text:style-name="T9">Yes</text:span></text:p>
          </draw:text-box>
        </draw:frame>
        <draw:frame draw:style-name="gr3" draw:text-style-name="P4" draw:layer="layout" svg:width="0.387cm" svg:height="0.53cm" svg:x="6.29cm" svg:y="10.086cm">
          <draw:text-box>
            <text:p text:style-name="P1"><text:span text:style-name="T9"></text:span></text:p>
          </draw:text-box>
        </draw:frame>
        <draw:frame draw:style-name="gr7" draw:text-style-name="P8" draw:layer="layout" svg:width="11.669cm" svg:height="0.357cm" svg:x="7.839cm" svg:y="10.182cm">
          <draw:text-box>
            <text:p text:style-name="P1"><text:span text:style-name="T8">The high scores are stored on disk, and are displayed when the menu is selected. </text:span></text:p>
          </draw:text-box>
        </draw:frame>
        <draw:polygon draw:style-name="gr5" draw:text-style-name="P6" draw:layer="layout" svg:width="0.039cm" svg:height="0.857cm" svg:x="1.982cm" svg:y="10.758cm" svg:viewBox="0 0 40 858" draw:points="19,18 40,39 40,820 19,837 0,858 0,0">
          <text:p/>
        </draw:polygon>
        <draw:polygon draw:style-name="gr5" draw:text-style-name="P6" draw:layer="layout" svg:width="2.84cm" svg:height="0.039cm" svg:x="2cm" svg:y="10.758cm" svg:viewBox="0 0 2841 40" draw:points="2841,19 2823,40 21,40 0,19 21,0 2823,0">
          <text:p/>
        </draw:polygon>
        <draw:polygon draw:style-name="gr5" draw:text-style-name="P6" draw:layer="layout" svg:width="0.039cm" svg:height="0.818cm" svg:x="4.822cm" svg:y="10.776cm" svg:viewBox="0 0 40 819" draw:points="18,0 40,21 40,802 18,819 0,802 0,21">
          <text:p/>
        </draw:polygon>
        <draw:polygon draw:style-name="gr5" draw:text-style-name="P6" draw:layer="layout" svg:width="2.818cm" svg:height="0.039cm" svg:x="4.84cm" svg:y="10.758cm" svg:viewBox="0 0 2819 40" draw:points="2819,19 2802,40 21,40 0,19 21,0 2802,0">
          <text:p/>
        </draw:polygon>
        <draw:polygon draw:style-name="gr5" draw:text-style-name="P6" draw:layer="layout" svg:width="0.038cm" svg:height="0.818cm" svg:x="7.641cm" svg:y="10.776cm" svg:viewBox="0 0 39 819" draw:points="18,0 39,21 39,802 18,819 0,802 0,21">
          <text:p/>
        </draw:polygon>
        <draw:polygon draw:style-name="gr5" draw:text-style-name="P6" draw:layer="layout" svg:width="11.9cm" svg:height="0.039cm" svg:x="7.658cm" svg:y="10.758cm" svg:viewBox="0 0 11901 40" draw:points="11901,19 11883,40 21,40 0,19 21,0 11883,0">
          <text:p/>
        </draw:polygon>
        <draw:polygon draw:style-name="gr5" draw:text-style-name="P6" draw:layer="layout" svg:width="0.039cm" svg:height="0.857cm" svg:x="19.54cm" svg:y="10.758cm" svg:viewBox="0 0 40 858" draw:points="19,18 40,0 40,858 19,837 0,820 0,39">
          <text:p/>
        </draw:polygon>
        <draw:frame draw:style-name="gr3" draw:text-style-name="P4" draw:layer="layout" svg:width="0.629cm" svg:height="0.53cm" svg:x="3.429cm" svg:y="10.905cm">
          <draw:text-box>
            <text:p text:style-name="P1"><text:span text:style-name="T9">Yes</text:span></text:p>
          </draw:text-box>
        </draw:frame>
        <draw:frame draw:style-name="gr3" draw:text-style-name="P4" draw:layer="layout" svg:width="0.387cm" svg:height="0.53cm" svg:x="6.29cm" svg:y="10.905cm">
          <draw:text-box>
            <text:p text:style-name="P1"><text:span text:style-name="T9"></text:span></text:p>
          </draw:text-box>
        </draw:frame>
        <draw:frame draw:style-name="gr7" draw:text-style-name="P8" draw:layer="layout" svg:width="11.517cm" svg:height="0.357cm" svg:x="7.839cm" svg:y="11.001cm">
          <draw:text-box>
            <text:p text:style-name="P1"><text:span text:style-name="T8">Aside from the UFO, the game has 3 types of aliens, created using a pixel editor. </text:span></text:p>
          </draw:text-box>
        </draw:frame>
        <draw:polygon draw:style-name="gr5" draw:text-style-name="P6" draw:layer="layout" svg:width="0.039cm" svg:height="1.227cm" svg:x="1.982cm" svg:y="11.577cm" svg:viewBox="0 0 40 1228" draw:points="19,17 40,38 40,1190 19,1207 0,1228 0,0">
          <text:p/>
        </draw:polygon>
        <draw:polygon draw:style-name="gr5" draw:text-style-name="P6" draw:layer="layout" svg:width="2.84cm" svg:height="0.038cm" svg:x="2cm" svg:y="11.577cm" svg:viewBox="0 0 2841 39" draw:points="2841,17 2823,39 21,39 0,17 21,0 2823,0">
          <text:p/>
        </draw:polygon>
        <draw:polygon draw:style-name="gr5" draw:text-style-name="P6" draw:layer="layout" svg:width="0.039cm" svg:height="1.189cm" svg:x="4.822cm" svg:y="11.594cm" svg:viewBox="0 0 40 1190" draw:points="18,0 40,21 40,1173 18,1190 0,1173 0,21">
          <text:p/>
        </draw:polygon>
        <draw:polygon draw:style-name="gr5" draw:text-style-name="P6" draw:layer="layout" svg:width="2.818cm" svg:height="0.038cm" svg:x="4.84cm" svg:y="11.577cm" svg:viewBox="0 0 2819 39" draw:points="2819,17 2802,39 21,39 0,17 21,0 2802,0">
          <text:p/>
        </draw:polygon>
        <draw:polygon draw:style-name="gr5" draw:text-style-name="P6" draw:layer="layout" svg:width="0.038cm" svg:height="1.189cm" svg:x="7.641cm" svg:y="11.594cm" svg:viewBox="0 0 39 1190" draw:points="18,0 39,21 39,1173 18,1190 0,1173 0,21">
          <text:p/>
        </draw:polygon>
        <draw:polygon draw:style-name="gr5" draw:text-style-name="P6" draw:layer="layout" svg:width="11.9cm" svg:height="0.038cm" svg:x="7.658cm" svg:y="11.577cm" svg:viewBox="0 0 11901 39" draw:points="11901,17 11883,39 21,39 0,17 21,0 11883,0">
          <text:p/>
        </draw:polygon>
        <draw:polygon draw:style-name="gr5" draw:text-style-name="P6" draw:layer="layout" svg:width="0.039cm" svg:height="1.227cm" svg:x="19.54cm" svg:y="11.577cm" svg:viewBox="0 0 40 1228" draw:points="19,17 40,0 40,1228 19,1207 0,1190 0,38">
          <text:p/>
        </draw:polygon>
        <draw:frame draw:style-name="gr7" draw:text-style-name="P8" draw:layer="layout" svg:width="10.89cm" svg:height="0.357cm" svg:x="7.839cm" svg:y="11.787cm">
          <draw:text-box>
            <text:p text:style-name="P1"><text:span text:style-name="T8">A UFO alien moves across the screen at random, infrequent intervals. It was </text:span></text:p>
          </draw:text-box>
        </draw:frame>
        <draw:frame draw:style-name="gr3" draw:text-style-name="P4" draw:layer="layout" svg:width="0.629cm" svg:height="0.53cm" svg:x="3.429cm" svg:y="11.907cm">
          <draw:text-box>
            <text:p text:style-name="P1"><text:span text:style-name="T9">Yes</text:span></text:p>
          </draw:text-box>
        </draw:frame>
        <draw:frame draw:style-name="gr3" draw:text-style-name="P4" draw:layer="layout" svg:width="0.387cm" svg:height="0.53cm" svg:x="6.29cm" svg:y="11.907cm">
          <draw:text-box>
            <text:p text:style-name="P1"><text:span text:style-name="T9"></text:span></text:p>
          </draw:text-box>
        </draw:frame>
        <draw:frame draw:style-name="gr7" draw:text-style-name="P8" draw:layer="layout" svg:width="10.056cm" svg:height="0.357cm" svg:x="7.839cm" svg:y="12.225cm">
          <draw:text-box>
            <text:p text:style-name="P1"><text:span text:style-name="T8">created using a pixel editor, and it shows its value when it is destroyed.</text:span></text:p>
          </draw:text-box>
        </draw:frame>
        <draw:polygon draw:style-name="gr5" draw:text-style-name="P6" draw:layer="layout" svg:width="0.039cm" svg:height="1.231cm" svg:x="1.982cm" svg:y="12.766cm" svg:viewBox="0 0 40 1232" draw:points="19,17 40,38 40,1193 19,1211 0,1232 0,0">
          <text:p/>
        </draw:polygon>
        <draw:polygon draw:style-name="gr5" draw:text-style-name="P6" draw:layer="layout" svg:width="2.84cm" svg:height="0.038cm" svg:x="2cm" svg:y="12.766cm" svg:viewBox="0 0 2841 39" draw:points="2841,17 2823,39 21,39 0,17 21,0 2823,0">
          <text:p/>
        </draw:polygon>
        <draw:polygon draw:style-name="gr5" draw:text-style-name="P6" draw:layer="layout" svg:width="0.039cm" svg:height="1.193cm" svg:x="4.822cm" svg:y="12.783cm" svg:viewBox="0 0 40 1194" draw:points="18,0 40,21 40,1176 18,1194 0,1176 0,21">
          <text:p/>
        </draw:polygon>
        <draw:polygon draw:style-name="gr5" draw:text-style-name="P6" draw:layer="layout" svg:width="2.818cm" svg:height="0.038cm" svg:x="4.84cm" svg:y="12.766cm" svg:viewBox="0 0 2819 39" draw:points="2819,17 2802,39 21,39 0,17 21,0 2802,0">
          <text:p/>
        </draw:polygon>
        <draw:polygon draw:style-name="gr5" draw:text-style-name="P6" draw:layer="layout" svg:width="0.038cm" svg:height="1.193cm" svg:x="7.641cm" svg:y="12.783cm" svg:viewBox="0 0 39 1194" draw:points="18,0 39,21 39,1176 18,1194 0,1176 0,21">
          <text:p/>
        </draw:polygon>
        <draw:polygon draw:style-name="gr5" draw:text-style-name="P6" draw:layer="layout" svg:width="11.9cm" svg:height="0.038cm" svg:x="7.658cm" svg:y="12.766cm" svg:viewBox="0 0 11901 39" draw:points="11901,17 11883,39 21,39 0,17 21,0 11883,0">
          <text:p/>
        </draw:polygon>
        <draw:polygon draw:style-name="gr5" draw:text-style-name="P6" draw:layer="layout" svg:width="0.039cm" svg:height="1.231cm" svg:x="19.54cm" svg:y="12.766cm" svg:viewBox="0 0 40 1232" draw:points="19,17 40,0 40,1232 19,1211 0,1193 0,38">
          <text:p/>
        </draw:polygon>
        <draw:frame draw:style-name="gr7" draw:text-style-name="P8" draw:layer="layout" svg:width="10.958cm" svg:height="0.357cm" svg:x="7.839cm" svg:y="12.98cm">
          <draw:text-box>
            <text:p text:style-name="P1"><text:span text:style-name="T8">The ship was created using a pixel editor. It also has an animated (8-12 pixel </text:span></text:p>
          </draw:text-box>
        </draw:frame>
        <draw:frame draw:style-name="gr3" draw:text-style-name="P4" draw:layer="layout" svg:width="0.629cm" svg:height="0.53cm" svg:x="3.429cm" svg:y="13.099cm">
          <draw:text-box>
            <text:p text:style-name="P1"><text:span text:style-name="T9">Yes</text:span></text:p>
          </draw:text-box>
        </draw:frame>
        <draw:frame draw:style-name="gr3" draw:text-style-name="P4" draw:layer="layout" svg:width="0.387cm" svg:height="0.53cm" svg:x="6.29cm" svg:y="13.099cm">
          <draw:text-box>
            <text:p text:style-name="P1"><text:span text:style-name="T9"></text:span></text:p>
          </draw:text-box>
        </draw:frame>
        <draw:frame draw:style-name="gr7" draw:text-style-name="P8" draw:layer="layout" svg:width="3.215cm" svg:height="0.357cm" svg:x="7.839cm" svg:y="13.417cm">
          <draw:text-box>
            <text:p text:style-name="P1"><text:span text:style-name="T8">frame) for destruction. </text:span></text:p>
          </draw:text-box>
        </draw:frame>
        <draw:polygon draw:style-name="gr5" draw:text-style-name="P6" draw:layer="layout" svg:width="0.039cm" svg:height="1.228cm" svg:x="1.982cm" svg:y="13.958cm" svg:viewBox="0 0 40 1229" draw:points="19,18 40,39 40,1190 19,1207 0,1229 0,0">
          <text:p/>
        </draw:polygon>
        <draw:polygon draw:style-name="gr5" draw:text-style-name="P6" draw:layer="layout" svg:width="2.84cm" svg:height="0.039cm" svg:x="2cm" svg:y="13.958cm" svg:viewBox="0 0 2841 40" draw:points="2841,19 2823,40 21,40 0,19 21,0 2823,0">
          <text:p/>
        </draw:polygon>
        <draw:polygon draw:style-name="gr5" draw:text-style-name="P6" draw:layer="layout" svg:width="0.039cm" svg:height="1.188cm" svg:x="4.822cm" svg:y="13.976cm" svg:viewBox="0 0 40 1189" draw:points="18,0 40,21 40,1172 18,1189 0,1172 0,21">
          <text:p/>
        </draw:polygon>
        <draw:polygon draw:style-name="gr5" draw:text-style-name="P6" draw:layer="layout" svg:width="2.818cm" svg:height="0.039cm" svg:x="4.84cm" svg:y="13.958cm" svg:viewBox="0 0 2819 40" draw:points="2819,19 2802,40 21,40 0,19 21,0 2802,0">
          <text:p/>
        </draw:polygon>
        <draw:polygon draw:style-name="gr5" draw:text-style-name="P6" draw:layer="layout" svg:width="0.038cm" svg:height="1.188cm" svg:x="7.641cm" svg:y="13.976cm" svg:viewBox="0 0 39 1189" draw:points="18,0 39,21 39,1172 18,1189 0,1172 0,21">
          <text:p/>
        </draw:polygon>
        <draw:polygon draw:style-name="gr5" draw:text-style-name="P6" draw:layer="layout" svg:width="11.9cm" svg:height="0.039cm" svg:x="7.658cm" svg:y="13.958cm" svg:viewBox="0 0 11901 40" draw:points="11901,19 11883,40 21,40 0,19 21,0 11883,0">
          <text:p/>
        </draw:polygon>
        <draw:polygon draw:style-name="gr5" draw:text-style-name="P6" draw:layer="layout" svg:width="0.039cm" svg:height="1.228cm" svg:x="19.54cm" svg:y="13.958cm" svg:viewBox="0 0 40 1229" draw:points="19,18 40,0 40,1229 19,1207 0,1190 0,39">
          <text:p/>
        </draw:polygon>
        <draw:frame draw:style-name="gr7" draw:text-style-name="P8" draw:layer="layout" svg:width="11.242cm" svg:height="0.357cm" svg:x="7.839cm" svg:y="14.168cm">
          <draw:text-box>
            <text:p text:style-name="P1"><text:span text:style-name="T8">The aliens have simple, two-frame animations for movement. They also have a </text:span></text:p>
          </draw:text-box>
        </draw:frame>
        <draw:frame draw:style-name="gr3" draw:text-style-name="P4" draw:layer="layout" svg:width="0.629cm" svg:height="0.53cm" svg:x="3.429cm" svg:y="14.288cm">
          <draw:text-box>
            <text:p text:style-name="P1"><text:span text:style-name="T9">Yes</text:span></text:p>
          </draw:text-box>
        </draw:frame>
        <draw:frame draw:style-name="gr3" draw:text-style-name="P4" draw:layer="layout" svg:width="0.387cm" svg:height="0.53cm" svg:x="6.29cm" svg:y="14.288cm">
          <draw:text-box>
            <text:p text:style-name="P1"><text:span text:style-name="T9"></text:span></text:p>
          </draw:text-box>
        </draw:frame>
        <draw:frame draw:style-name="gr7" draw:text-style-name="P8" draw:layer="layout" svg:width="6.356cm" svg:height="0.357cm" svg:x="7.839cm" svg:y="14.606cm">
          <draw:text-box>
            <text:p text:style-name="P1"><text:span text:style-name="T8">simple (3-4 frame) animation for destruction. </text:span></text:p>
          </draw:text-box>
        </draw:frame>
        <draw:polygon draw:style-name="gr5" draw:text-style-name="P6" draw:layer="layout" svg:width="0.039cm" svg:height="1.231cm" svg:x="1.982cm" svg:y="15.147cm" svg:viewBox="0 0 40 1232" draw:points="19,17 40,39 40,1193 19,1211 0,1232 0,0">
          <text:p/>
        </draw:polygon>
        <draw:polygon draw:style-name="gr5" draw:text-style-name="P6" draw:layer="layout" svg:width="2.84cm" svg:height="0.039cm" svg:x="2cm" svg:y="15.147cm" svg:viewBox="0 0 2841 40" draw:points="2841,17 2823,40 21,40 0,17 21,0 2823,0">
          <text:p/>
        </draw:polygon>
        <draw:polygon draw:style-name="gr5" draw:text-style-name="P6" draw:layer="layout" svg:width="0.039cm" svg:height="1.193cm" svg:x="4.822cm" svg:y="15.164cm" svg:viewBox="0 0 40 1194" draw:points="18,0 40,22 40,1176 18,1194 0,1176 0,22">
          <text:p/>
        </draw:polygon>
        <draw:polygon draw:style-name="gr5" draw:text-style-name="P6" draw:layer="layout" svg:width="2.818cm" svg:height="0.039cm" svg:x="4.84cm" svg:y="15.147cm" svg:viewBox="0 0 2819 40" draw:points="2819,17 2802,40 21,40 0,17 21,0 2802,0">
          <text:p/>
        </draw:polygon>
        <draw:polygon draw:style-name="gr5" draw:text-style-name="P6" draw:layer="layout" svg:width="0.038cm" svg:height="1.193cm" svg:x="7.641cm" svg:y="15.164cm" svg:viewBox="0 0 39 1194" draw:points="18,0 39,22 39,1176 18,1194 0,1176 0,22">
          <text:p/>
        </draw:polygon>
        <draw:polygon draw:style-name="gr5" draw:text-style-name="P6" draw:layer="layout" svg:width="11.9cm" svg:height="0.039cm" svg:x="7.658cm" svg:y="15.147cm" svg:viewBox="0 0 11901 40" draw:points="11901,17 11883,40 21,40 0,17 21,0 11883,0">
          <text:p/>
        </draw:polygon>
        <draw:polygon draw:style-name="gr5" draw:text-style-name="P6" draw:layer="layout" svg:width="0.039cm" svg:height="1.231cm" svg:x="19.54cm" svg:y="15.147cm" svg:viewBox="0 0 40 1232" draw:points="19,17 40,0 40,1232 19,1211 0,1193 0,39">
          <text:p/>
        </draw:polygon>
        <draw:frame draw:style-name="gr7" draw:text-style-name="P8" draw:layer="layout" svg:width="10.818cm" svg:height="0.357cm" svg:x="7.849cm" svg:y="15.325cm">
          <draw:text-box>
            <text:p text:style-name="P1"><text:span text:style-name="T8">The aliens can shoot lasers back at the ship at infrequent, random intervals. </text:span></text:p>
          </draw:text-box>
        </draw:frame>
        <draw:frame draw:style-name="gr3" draw:text-style-name="P4" draw:layer="layout" svg:width="0.629cm" svg:height="0.53cm" svg:x="3.429cm" svg:y="15.48cm">
          <draw:text-box>
            <text:p text:style-name="P1"><text:span text:style-name="T9">Yes</text:span></text:p>
          </draw:text-box>
        </draw:frame>
        <draw:frame draw:style-name="gr3" draw:text-style-name="P4" draw:layer="layout" svg:width="0.387cm" svg:height="0.53cm" svg:x="6.29cm" svg:y="15.48cm">
          <draw:text-box>
            <text:p text:style-name="P1"><text:span text:style-name="T9"></text:span></text:p>
          </draw:text-box>
        </draw:frame>
        <draw:frame draw:style-name="gr7" draw:text-style-name="P8" draw:layer="layout" svg:width="9.845cm" svg:height="0.357cm" svg:x="7.849cm" svg:y="15.763cm">
          <draw:text-box>
            <text:p text:style-name="P1"><text:span text:style-name="T8">Alien lasers can destroy the bunkers, and can collide with ship lasers.</text:span></text:p>
          </draw:text-box>
        </draw:frame>
        <draw:polygon draw:style-name="gr5" draw:text-style-name="P6" draw:layer="layout" svg:width="0.039cm" svg:height="1.228cm" svg:x="1.982cm" svg:y="16.339cm" svg:viewBox="0 0 40 1229" draw:points="19,18 40,39 40,1190 19,1208 0,1229 0,0">
          <text:p/>
        </draw:polygon>
        <draw:polygon draw:style-name="gr5" draw:text-style-name="P6" draw:layer="layout" svg:width="2.84cm" svg:height="0.039cm" svg:x="2cm" svg:y="16.339cm" svg:viewBox="0 0 2841 40" draw:points="2841,18 2823,40 21,40 0,18 21,0 2823,0">
          <text:p/>
        </draw:polygon>
        <draw:polygon draw:style-name="gr5" draw:text-style-name="P6" draw:layer="layout" svg:width="0.039cm" svg:height="1.189cm" svg:x="4.822cm" svg:y="16.357cm" svg:viewBox="0 0 40 1190" draw:points="18,0 40,21 40,1172 18,1190 0,1172 0,21">
          <text:p/>
        </draw:polygon>
        <draw:polygon draw:style-name="gr5" draw:text-style-name="P6" draw:layer="layout" svg:width="2.818cm" svg:height="0.039cm" svg:x="4.84cm" svg:y="16.339cm" svg:viewBox="0 0 2819 40" draw:points="2819,18 2802,40 21,40 0,18 21,0 2802,0">
          <text:p/>
        </draw:polygon>
        <draw:polygon draw:style-name="gr5" draw:text-style-name="P6" draw:layer="layout" svg:width="0.038cm" svg:height="1.189cm" svg:x="7.641cm" svg:y="16.357cm" svg:viewBox="0 0 39 1190" draw:points="18,0 39,21 39,1172 18,1190 0,1172 0,21">
          <text:p/>
        </draw:polygon>
        <draw:polygon draw:style-name="gr5" draw:text-style-name="P6" draw:layer="layout" svg:width="11.9cm" svg:height="0.039cm" svg:x="7.658cm" svg:y="16.339cm" svg:viewBox="0 0 11901 40" draw:points="11901,18 11883,40 21,40 0,18 21,0 11883,0">
          <text:p/>
        </draw:polygon>
        <draw:polygon draw:style-name="gr5" draw:text-style-name="P6" draw:layer="layout" svg:width="0.039cm" svg:height="1.228cm" svg:x="19.54cm" svg:y="16.339cm" svg:viewBox="0 0 40 1229" draw:points="19,18 40,0 40,1229 19,1208 0,1190 0,39">
          <text:p/>
        </draw:polygon>
        <draw:frame draw:style-name="gr7" draw:text-style-name="P8" draw:layer="layout" svg:width="11.254cm" svg:height="0.357cm" svg:x="7.839cm" svg:y="16.55cm">
          <draw:text-box>
            <text:p text:style-name="P1"><text:span text:style-name="T8">B</text:span><text:span text:style-name="T8">u</text:span><text:span text:style-name="T8">n</text:span><text:span text:style-name="T8">k</text:span><text:span text:style-name="T8">e</text:span><text:span text:style-name="T8">r</text:span><text:span text:style-name="T8">s </text:span><text:span text:style-name="T8">a</text:span><text:span text:style-name="T8">ll</text:span><text:span text:style-name="T8">o</text:span><text:span text:style-name="T8">w </text:span><text:span text:style-name="T8">t</text:span><text:span text:style-name="T8">h</text:span><text:span text:style-name="T8">e </text:span><text:span text:style-name="T8">s</text:span><text:span text:style-name="T8">h</text:span><text:span text:style-name="T8">i</text:span><text:span text:style-name="T8">p </text:span><text:span text:style-name="T8">t</text:span><text:span text:style-name="T8">o </text:span><text:span text:style-name="T8">h</text:span><text:span text:style-name="T8">i</text:span><text:span text:style-name="T8">d</text:span><text:span text:style-name="T8">e </text:span><text:span text:style-name="T8">fr</text:span><text:span text:style-name="T8">o</text:span><text:span text:style-name="T8">m</text:span><text:span text:style-name="T8"> </text:span><text:span text:style-name="T8">t</text:span><text:span text:style-name="T8">h</text:span><text:span text:style-name="T8">e </text:span><text:span text:style-name="T8">a</text:span><text:span text:style-name="T8">li</text:span><text:span text:style-name="T8">e</text:span><text:span text:style-name="T8">n</text:span><text:span text:style-name="T8">s’ </text:span><text:span text:style-name="T8">l</text:span><text:span text:style-name="T8">a</text:span><text:span text:style-name="T8">s</text:span><text:span text:style-name="T8">e</text:span><text:span text:style-name="T8">r</text:span><text:span text:style-name="T8">s</text:span><text:span text:style-name="T8">, </text:span><text:span text:style-name="T8">b</text:span><text:span text:style-name="T8">u</text:span><text:span text:style-name="T8">t </text:span><text:span text:style-name="T8">t</text:span><text:span text:style-name="T8">h</text:span><text:span text:style-name="T8">e</text:span><text:span text:style-name="T8">y </text:span><text:span text:style-name="T8">a</text:span><text:span text:style-name="T8">r</text:span><text:span text:style-name="T8">e </text:span><text:span text:style-name="T8">d</text:span><text:span text:style-name="T8">a</text:span><text:span text:style-name="T8">m</text:span><text:span text:style-name="T8">a</text:span><text:span text:style-name="T8">g</text:span><text:span text:style-name="T8">e</text:span><text:span text:style-name="T8">d </text:span><text:span text:style-name="T8">b</text:span><text:span text:style-name="T8">y </text:span></text:p>
          </draw:text-box>
        </draw:frame>
        <draw:frame draw:style-name="gr3" draw:text-style-name="P4" draw:layer="layout" svg:width="0.387cm" svg:height="0.53cm" svg:x="3.429cm" svg:y="16.669cm">
          <draw:text-box>
            <text:p text:style-name="P1"><text:span text:style-name="T9"></text:span></text:p>
          </draw:text-box>
        </draw:frame>
        <draw:frame draw:style-name="gr3" draw:text-style-name="P4" draw:layer="layout" svg:width="0.535cm" svg:height="0.53cm" svg:x="6.29cm" svg:y="16.669cm">
          <draw:text-box>
            <text:p text:style-name="P1"><text:span text:style-name="T9">N</text:span><text:span text:style-name="T9">o</text:span></text:p>
          </draw:text-box>
        </draw:frame>
        <draw:frame draw:style-name="gr7" draw:text-style-name="P8" draw:layer="layout" svg:width="10.992cm" svg:height="0.357cm" svg:x="7.839cm" svg:y="16.987cm">
          <draw:text-box>
            <text:p text:style-name="P1"><text:span text:style-name="T8">alie</text:span><text:span text:style-name="T8">ns’ </text:span><text:span text:style-name="T8">or </text:span><text:span text:style-name="T8">ship</text:span><text:span text:style-name="T8">’s </text:span><text:span text:style-name="T8">lase</text:span><text:span text:style-name="T8">rs. </text:span><text:span text:style-name="T8">Use </text:span><text:span text:style-name="T8">the </text:span><text:span text:style-name="T8">Pyt</text:span><text:span text:style-name="T8">hon </text:span><text:span text:style-name="T8">Ima</text:span><text:span text:style-name="T8">ging </text:span><text:span text:style-name="T8">Libr</text:span><text:span text:style-name="T8">ary </text:span><text:span text:style-name="T8">for </text:span><text:span text:style-name="T8">pixe</text:span><text:span text:style-name="T8">l </text:span><text:span text:style-name="T8">man</text:span><text:span text:style-name="T8">ipul</text:span><text:span text:style-name="T8">atio</text:span><text:span text:style-name="T8">n.</text:span></text:p>
          </draw:text-box>
        </draw:frame>
        <draw:polygon draw:style-name="gr5" draw:text-style-name="P6" draw:layer="layout" svg:width="0.039cm" svg:height="0.857cm" svg:x="1.982cm" svg:y="17.528cm" svg:viewBox="0 0 40 858" draw:points="19,18 40,39 40,819 19,837 0,858 0,0">
          <text:p/>
        </draw:polygon>
        <draw:polygon draw:style-name="gr5" draw:text-style-name="P6" draw:layer="layout" svg:width="2.84cm" svg:height="0.039cm" svg:x="2cm" svg:y="17.528cm" svg:viewBox="0 0 2841 40" draw:points="2841,19 2823,40 21,40 0,19 21,0 2823,0">
          <text:p/>
        </draw:polygon>
        <draw:polygon draw:style-name="gr5" draw:text-style-name="P6" draw:layer="layout" svg:width="0.039cm" svg:height="0.818cm" svg:x="4.822cm" svg:y="17.546cm" svg:viewBox="0 0 40 819" draw:points="18,0 40,21 40,801 18,819 0,801 0,21">
          <text:p/>
        </draw:polygon>
        <draw:polygon draw:style-name="gr5" draw:text-style-name="P6" draw:layer="layout" svg:width="2.818cm" svg:height="0.039cm" svg:x="4.84cm" svg:y="17.528cm" svg:viewBox="0 0 2819 40" draw:points="2819,19 2802,40 21,40 0,19 21,0 2802,0">
          <text:p/>
        </draw:polygon>
        <draw:polygon draw:style-name="gr5" draw:text-style-name="P6" draw:layer="layout" svg:width="0.038cm" svg:height="0.818cm" svg:x="7.641cm" svg:y="17.546cm" svg:viewBox="0 0 39 819" draw:points="18,0 39,21 39,801 18,819 0,801 0,21">
          <text:p/>
        </draw:polygon>
        <draw:polygon draw:style-name="gr5" draw:text-style-name="P6" draw:layer="layout" svg:width="11.9cm" svg:height="0.039cm" svg:x="7.658cm" svg:y="17.528cm" svg:viewBox="0 0 11901 40" draw:points="11901,19 11883,40 21,40 0,19 21,0 11883,0">
          <text:p/>
        </draw:polygon>
        <draw:polygon draw:style-name="gr5" draw:text-style-name="P6" draw:layer="layout" svg:width="0.039cm" svg:height="0.857cm" svg:x="19.54cm" svg:y="17.528cm" svg:viewBox="0 0 40 858" draw:points="19,18 40,0 40,858 19,837 0,819 0,39">
          <text:p/>
        </draw:polygon>
        <draw:frame draw:style-name="gr3" draw:text-style-name="P4" draw:layer="layout" svg:width="0.629cm" svg:height="0.53cm" svg:x="3.429cm" svg:y="17.675cm">
          <draw:text-box>
            <text:p text:style-name="P1"><text:span text:style-name="T9">Yes</text:span></text:p>
          </draw:text-box>
        </draw:frame>
        <draw:frame draw:style-name="gr3" draw:text-style-name="P4" draw:layer="layout" svg:width="0.387cm" svg:height="0.53cm" svg:x="6.29cm" svg:y="17.675cm">
          <draw:text-box>
            <text:p text:style-name="P1"><text:span text:style-name="T9"></text:span></text:p>
          </draw:text-box>
        </draw:frame>
        <draw:frame draw:style-name="gr7" draw:text-style-name="P8" draw:layer="layout" svg:width="11.14cm" svg:height="0.357cm" svg:x="7.839cm" svg:y="17.774cm">
          <draw:text-box>
            <text:p text:style-name="P1"><text:span text:style-name="T8">O</text:span><text:span text:style-name="T8">m</text:span><text:span text:style-name="T8">i</text:span><text:span text:style-name="T8">n</text:span><text:span text:style-name="T8">o</text:span><text:span text:style-name="T8">u</text:span><text:span text:style-name="T8">s </text:span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 </text:span><text:span text:style-name="T8">m</text:span><text:span text:style-name="T8">u</text:span><text:span text:style-name="T8">si</text:span><text:span text:style-name="T8">c </text:span><text:span text:style-name="T8">b</text:span><text:span text:style-name="T8">e</text:span><text:span text:style-name="T8">c</text:span><text:span text:style-name="T8">o</text:span><text:span text:style-name="T8">m</text:span><text:span text:style-name="T8">e</text:span><text:span text:style-name="T8">s </text:span><text:span text:style-name="T8">f</text:span><text:span text:style-name="T8">a</text:span><text:span text:style-name="T8">s</text:span><text:span text:style-name="T8">t</text:span><text:span text:style-name="T8">e</text:span><text:span text:style-name="T8">r </text:span><text:span text:style-name="T8">a</text:span><text:span text:style-name="T8">s </text:span><text:span text:style-name="T8">t</text:span><text:span text:style-name="T8">h</text:span><text:span text:style-name="T8">e </text:span><text:span text:style-name="T8">n</text:span><text:span text:style-name="T8">u</text:span><text:span text:style-name="T8">m</text:span><text:span text:style-name="T8">b</text:span><text:span text:style-name="T8">e</text:span><text:span text:style-name="T8">r </text:span><text:span text:style-name="T8">o</text:span><text:span text:style-name="T8">f </text:span><text:span text:style-name="T8">a</text:span><text:span text:style-name="T8">li</text:span><text:span text:style-name="T8">e</text:span><text:span text:style-name="T8">n</text:span><text:span text:style-name="T8">s </text:span><text:span text:style-name="T8">d</text:span><text:span text:style-name="T8">e</text:span><text:span text:style-name="T8">c</text:span><text:span text:style-name="T8">r</text:span><text:span text:style-name="T8">e</text:span><text:span text:style-name="T8">a</text:span><text:span text:style-name="T8">s</text:span><text:span text:style-name="T8">e</text:span><text:span text:style-name="T8">.</text:span></text:p>
          </draw:text-box>
        </draw:frame>
        <draw:polygon draw:style-name="gr5" draw:text-style-name="P6" draw:layer="layout" svg:width="0.039cm" svg:height="0.858cm" svg:x="1.982cm" svg:y="18.346cm" svg:viewBox="0 0 40 859" draw:points="19,18 40,39 40,820 19,838 0,859 0,0">
          <text:p/>
        </draw:polygon>
        <draw:polygon draw:style-name="gr5" draw:text-style-name="P6" draw:layer="layout" svg:width="2.84cm" svg:height="0.039cm" svg:x="2cm" svg:y="18.346cm" svg:viewBox="0 0 2841 40" draw:points="2841,18 2823,40 21,40 0,18 21,0 2823,0">
          <text:p/>
        </draw:polygon>
        <draw:polygon draw:style-name="gr5" draw:text-style-name="P6" draw:layer="layout" svg:width="0.039cm" svg:height="0.819cm" svg:x="4.822cm" svg:y="18.364cm" svg:viewBox="0 0 40 820" draw:points="18,0 40,21 40,802 18,820 0,802 0,21">
          <text:p/>
        </draw:polygon>
        <draw:polygon draw:style-name="gr5" draw:text-style-name="P6" draw:layer="layout" svg:width="2.818cm" svg:height="0.039cm" svg:x="4.84cm" svg:y="18.346cm" svg:viewBox="0 0 2819 40" draw:points="2819,18 2802,40 21,40 0,18 21,0 2802,0">
          <text:p/>
        </draw:polygon>
        <draw:polygon draw:style-name="gr5" draw:text-style-name="P6" draw:layer="layout" svg:width="0.038cm" svg:height="0.819cm" svg:x="7.641cm" svg:y="18.364cm" svg:viewBox="0 0 39 820" draw:points="18,0 39,21 39,802 18,820 0,802 0,21">
          <text:p/>
        </draw:polygon>
        <draw:polygon draw:style-name="gr5" draw:text-style-name="P6" draw:layer="layout" svg:width="11.9cm" svg:height="0.039cm" svg:x="7.658cm" svg:y="18.346cm" svg:viewBox="0 0 11901 40" draw:points="11901,18 11883,40 21,40 0,18 21,0 11883,0">
          <text:p/>
        </draw:polygon>
        <draw:polygon draw:style-name="gr5" draw:text-style-name="P6" draw:layer="layout" svg:width="0.039cm" svg:height="0.858cm" svg:x="19.54cm" svg:y="18.346cm" svg:viewBox="0 0 40 859" draw:points="19,18 40,0 40,859 19,838 0,820 0,39">
          <text:p/>
        </draw:polygon>
        <draw:frame draw:style-name="gr3" draw:text-style-name="P4" draw:layer="layout" svg:width="0.692cm" svg:height="0.53cm" svg:x="3.429cm" svg:y="18.493cm">
          <draw:text-box>
            <text:p text:style-name="P1"><text:span text:style-name="T9">N/A</text:span></text:p>
          </draw:text-box>
        </draw:frame>
        <draw:frame draw:style-name="gr3" draw:text-style-name="P4" draw:layer="layout" svg:width="0.387cm" svg:height="0.53cm" svg:x="6.29cm" svg:y="18.493cm">
          <draw:text-box>
            <text:p text:style-name="P1"><text:span text:style-name="T9"></text:span></text:p>
          </draw:text-box>
        </draw:frame>
        <draw:frame draw:style-name="gr7" draw:text-style-name="P8" draw:layer="layout" svg:width="9.629cm" svg:height="0.357cm" svg:x="7.839cm" svg:y="18.592cm">
          <draw:text-box>
            <text:p text:style-name="P1"><text:span text:style-name="T8">P</text:span><text:span text:style-name="T8">y</text:span><text:span text:style-name="T8">c</text:span><text:span text:style-name="T8">h</text:span><text:span text:style-name="T8">a</text:span><text:span text:style-name="T8">r</text:span><text:span text:style-name="T8">m</text:span><text:span text:style-name="T8"> </text:span><text:span text:style-name="T8">I</text:span><text:span text:style-name="T8">D</text:span><text:span text:style-name="T8">E </text:span><text:span text:style-name="T8">s</text:span><text:span text:style-name="T8">h</text:span><text:span text:style-name="T8">o</text:span><text:span text:style-name="T8">w</text:span><text:span text:style-name="T8">s </text:span><text:span text:style-name="T8">g</text:span><text:span text:style-name="T8">r</text:span><text:span text:style-name="T8">e</text:span><text:span text:style-name="T8">e</text:span><text:span text:style-name="T8">n </text:span><text:span text:style-name="T8">c</text:span><text:span text:style-name="T8">h</text:span><text:span text:style-name="T8">e</text:span><text:span text:style-name="T8">c</text:span><text:span text:style-name="T8">k</text:span><text:span text:style-name="T8">m</text:span><text:span text:style-name="T8">a</text:span><text:span text:style-name="T8">r</text:span><text:span text:style-name="T8">k</text:span><text:span text:style-name="T8">s </text:span><text:span text:style-name="T8">f</text:span><text:span text:style-name="T8">o</text:span><text:span text:style-name="T8">r </text:span><text:span text:style-name="T8">e</text:span><text:span text:style-name="T8">v</text:span><text:span text:style-name="T8">e</text:span><text:span text:style-name="T8">r</text:span><text:span text:style-name="T8">y </text:span><text:span text:style-name="T8">P</text:span><text:span text:style-name="T8">y</text:span><text:span text:style-name="T8">t</text:span><text:span text:style-name="T8">h</text:span><text:span text:style-name="T8">o</text:span><text:span text:style-name="T8">n </text:span><text:span text:style-name="T8">s</text:span><text:span text:style-name="T8">o</text:span><text:span text:style-name="T8">u</text:span><text:span text:style-name="T8">r</text:span><text:span text:style-name="T8">c</text:span><text:span text:style-name="T8">e </text:span><text:span text:style-name="T8">fil</text:span><text:span text:style-name="T8">e</text:span><text:span text:style-name="T8">.</text:span></text:p>
          </draw:text-box>
        </draw:frame>
        <draw:line draw:style-name="gr9" draw:text-style-name="P10" draw:layer="layout" svg:x1="13.927cm" svg:y1="18.907cm" svg:x2="14.703cm" svg:y2="18.907cm">
          <text:p/>
        </draw:line>
        <draw:polygon draw:style-name="gr5" draw:text-style-name="P6" draw:layer="layout" svg:width="0.039cm" svg:height="0.857cm" svg:x="1.982cm" svg:y="19.165cm" svg:viewBox="0 0 40 858" draw:points="19,18 40,39 40,819 19,837 0,858 0,0">
          <text:p/>
        </draw:polygon>
        <draw:polygon draw:style-name="gr5" draw:text-style-name="P6" draw:layer="layout" svg:width="2.84cm" svg:height="0.039cm" svg:x="2cm" svg:y="19.165cm" svg:viewBox="0 0 2841 40" draw:points="2841,19 2823,40 21,40 0,19 21,0 2823,0">
          <text:p/>
        </draw:polygon>
        <draw:polygon draw:style-name="gr5" draw:text-style-name="P6" draw:layer="layout" svg:width="0.039cm" svg:height="0.818cm" svg:x="4.822cm" svg:y="19.183cm" svg:viewBox="0 0 40 819" draw:points="18,0 40,21 40,801 18,819 0,801 0,21">
          <text:p/>
        </draw:polygon>
        <draw:polygon draw:style-name="gr5" draw:text-style-name="P6" draw:layer="layout" svg:width="2.818cm" svg:height="0.039cm" svg:x="4.84cm" svg:y="19.165cm" svg:viewBox="0 0 2819 40" draw:points="2819,19 2802,40 21,40 0,19 21,0 2802,0">
          <text:p/>
        </draw:polygon>
        <draw:polygon draw:style-name="gr5" draw:text-style-name="P6" draw:layer="layout" svg:width="0.038cm" svg:height="0.818cm" svg:x="7.641cm" svg:y="19.183cm" svg:viewBox="0 0 39 819" draw:points="18,0 39,21 39,801 18,819 0,801 0,21">
          <text:p/>
        </draw:polygon>
        <draw:polygon draw:style-name="gr5" draw:text-style-name="P6" draw:layer="layout" svg:width="11.9cm" svg:height="0.039cm" svg:x="7.658cm" svg:y="19.165cm" svg:viewBox="0 0 11901 40" draw:points="11901,19 11883,40 21,40 0,19 21,0 11883,0">
          <text:p/>
        </draw:polygon>
        <draw:polygon draw:style-name="gr5" draw:text-style-name="P6" draw:layer="layout" svg:width="0.039cm" svg:height="0.857cm" svg:x="19.54cm" svg:y="19.165cm" svg:viewBox="0 0 40 858" draw:points="19,18 40,0 40,858 19,837 0,819 0,39">
          <text:p/>
        </draw:polygon>
        <draw:frame draw:style-name="gr3" draw:text-style-name="P4" draw:layer="layout" svg:width="0.692cm" svg:height="0.53cm" svg:x="3.429cm" svg:y="19.312cm">
          <draw:text-box>
            <text:p text:style-name="P1"><text:span text:style-name="T9">N/A</text:span></text:p>
          </draw:text-box>
        </draw:frame>
        <draw:frame draw:style-name="gr3" draw:text-style-name="P4" draw:layer="layout" svg:width="0.387cm" svg:height="0.53cm" svg:x="6.29cm" svg:y="19.312cm">
          <draw:text-box>
            <text:p text:style-name="P1"><text:span text:style-name="T9"></text:span></text:p>
          </draw:text-box>
        </draw:frame>
        <draw:frame draw:style-name="gr7" draw:text-style-name="P8" draw:layer="layout" svg:width="8.854cm" svg:height="0.357cm" svg:x="7.839cm" svg:y="19.411cm">
          <draw:text-box>
            <text:p text:style-name="P1"><text:span text:style-name="T8">Project directory pushed to new GitHub repository listed above</text:span></text:p>
          </draw:text-box>
        </draw:frame>
        <draw:polygon draw:style-name="gr5" draw:text-style-name="P6" draw:layer="layout" svg:width="0.039cm" svg:height="1.232cm" svg:x="1.982cm" svg:y="19.983cm" svg:viewBox="0 0 40 1233" draw:points="19,18 40,39 40,1194 19,1211 0,1233 0,0">
          <text:p/>
        </draw:polygon>
        <draw:polygon draw:style-name="gr5" draw:text-style-name="P6" draw:layer="layout" svg:width="2.84cm" svg:height="0.039cm" svg:x="2cm" svg:y="19.983cm" svg:viewBox="0 0 2841 40" draw:points="2841,18 2823,40 21,40 0,18 21,0 2823,0">
          <text:p/>
        </draw:polygon>
        <draw:polygon draw:style-name="gr5" draw:text-style-name="P6" draw:layer="layout" svg:width="0.039cm" svg:height="1.192cm" svg:x="4.822cm" svg:y="20.001cm" svg:viewBox="0 0 40 1193" draw:points="18,0 40,21 40,1176 18,1193 0,1176 0,21">
          <text:p/>
        </draw:polygon>
        <draw:polygon draw:style-name="gr5" draw:text-style-name="P6" draw:layer="layout" svg:width="2.818cm" svg:height="0.039cm" svg:x="4.84cm" svg:y="19.983cm" svg:viewBox="0 0 2819 40" draw:points="2819,18 2802,40 21,40 0,18 21,0 2802,0">
          <text:p/>
        </draw:polygon>
        <draw:polygon draw:style-name="gr5" draw:text-style-name="P6" draw:layer="layout" svg:width="0.038cm" svg:height="1.192cm" svg:x="7.641cm" svg:y="20.001cm" svg:viewBox="0 0 39 1193" draw:points="18,0 39,21 39,1176 18,1193 0,1176 0,21">
          <text:p/>
        </draw:polygon>
        <draw:polygon draw:style-name="gr5" draw:text-style-name="P6" draw:layer="layout" svg:width="11.9cm" svg:height="0.039cm" svg:x="7.658cm" svg:y="19.983cm" svg:viewBox="0 0 11901 40" draw:points="11901,18 11883,40 21,40 0,18 21,0 11883,0">
          <text:p/>
        </draw:polygon>
        <draw:polygon draw:style-name="gr5" draw:text-style-name="P6" draw:layer="layout" svg:width="0.039cm" svg:height="1.232cm" svg:x="19.54cm" svg:y="19.983cm" svg:viewBox="0 0 40 1233" draw:points="19,18 40,0 40,1233 19,1211 0,1194 0,39">
          <text:p/>
        </draw:polygon>
        <draw:frame draw:style-name="gr7" draw:text-style-name="P8" draw:layer="layout" svg:width="10.403cm" svg:height="0.357cm" svg:x="7.839cm" svg:y="20.197cm">
          <draw:text-box>
            <text:p text:style-name="P1"><text:span text:style-name="T8">Project directory has been pushed using a GitHub client, not by manually </text:span></text:p>
          </draw:text-box>
        </draw:frame>
        <draw:frame draw:style-name="gr3" draw:text-style-name="P4" draw:layer="layout" svg:width="0.692cm" svg:height="0.53cm" svg:x="3.429cm" svg:y="20.317cm">
          <draw:text-box>
            <text:p text:style-name="P1"><text:span text:style-name="T9">N</text:span><text:span text:style-name="T9">/</text:span><text:span text:style-name="T9">A</text:span></text:p>
          </draw:text-box>
        </draw:frame>
        <draw:frame draw:style-name="gr3" draw:text-style-name="P4" draw:layer="layout" svg:width="0.387cm" svg:height="0.53cm" svg:x="6.29cm" svg:y="20.317cm">
          <draw:text-box>
            <text:p text:style-name="P1"><text:span text:style-name="T9"></text:span></text:p>
          </draw:text-box>
        </draw:frame>
        <draw:frame draw:style-name="gr7" draw:text-style-name="P8" draw:layer="layout" svg:width="7.783cm" svg:height="0.357cm" svg:x="7.839cm" svg:y="20.635cm">
          <draw:text-box>
            <text:p text:style-name="P1"><text:span text:style-name="T8">dragging-and-dropping files onto the GitHub web page.</text:span></text:p>
          </draw:text-box>
        </draw:frame>
        <draw:polygon draw:style-name="gr5" draw:text-style-name="P6" draw:layer="layout" svg:width="2.879cm" svg:height="0.039cm" svg:x="1.982cm" svg:y="21.176cm" svg:viewBox="0 0 2880 40" draw:points="2859,18 2880,40 0,40 18,18 39,0 2841,0">
          <text:p/>
        </draw:polygon>
        <draw:polygon draw:style-name="gr5" draw:text-style-name="P6" draw:layer="layout" svg:width="2.857cm" svg:height="0.039cm" svg:x="4.822cm" svg:y="21.176cm" svg:viewBox="0 0 2858 40" draw:points="2837,18 2858,40 0,40 18,18 39,0 2820,0">
          <text:p/>
        </draw:polygon>
        <draw:polygon draw:style-name="gr5" draw:text-style-name="P6" draw:layer="layout" svg:width="11.938cm" svg:height="0.039cm" svg:x="7.641cm" svg:y="21.176cm" svg:viewBox="0 0 11939 40" draw:points="11918,18 11939,40 0,40 17,18 38,0 11900,0">
          <text:p/>
        </draw:polygon>
        <draw:frame draw:style-name="gr3" draw:text-style-name="P4" draw:layer="layout" svg:width="5.823cm" svg:height="0.433cm" svg:x="2.004cm" svg:y="22.042cm">
          <draw:text-box>
            <text:p text:style-name="P1"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o</text:span><text:span text:style-name="T3">n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s</text:span><text:span text:style-name="T3">u</text:span><text:span text:style-name="T3">b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/text:p>
          </draw:text-box>
        </draw:frame>
        <draw:line draw:style-name="gr10" draw:text-style-name="P10" draw:layer="layout" svg:x1="2cm" svg:y1="23.25cm" svg:x2="19.586cm" svg:y2="23.25cm">
          <text:p/>
        </draw:line>
        <draw:line draw:style-name="gr10" draw:text-style-name="P10" draw:layer="layout" svg:x1="2cm" svg:y1="24.241cm" svg:x2="19.586cm" svg:y2="24.241cm">
          <text:p/>
        </draw:line>
        <draw:line draw:style-name="gr11" draw:text-style-name="P10" draw:layer="layout" svg:x1="2cm" svg:y1="25.395cm" svg:x2="19.586cm" svg:y2="25.395cm">
          <text:p/>
        </draw:line>
        <draw:frame draw:style-name="gr3" draw:text-style-name="P4" draw:layer="layout" svg:width="6.585cm" svg:height="0.433cm" svg:x="2.057cm" svg:y="25.446cm">
          <draw:text-box>
            <text:p text:style-name="P1"><text:span text:style-name="T5">CPSC 386 – project one – page 3 of 3</text:span></text:p>
          </draw:text-box>
        </draw:frame>
        <draw:frame draw:style-name="gr12" draw:text-style-name="P12" draw:layer="layout" svg:width="4.763cm" svg:height="0.937cm" svg:x="2.217cm" svg:y="4.138cm">
          <draw:text-box>
            <text:p text:style-name="P11"><text:span text:style-name="T10">Loc Nguye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  <style:master-page style:name="master-page4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3T12:44:38.867137011</dc:date>
    <meta:editing-duration>PT2M34S</meta:editing-duration>
    <meta:editing-cycles>1</meta:editing-cycles>
    <meta:document-statistic meta:object-count="156"/>
    <meta:generator>LibreOffice/7.3.6.2$Linux_X86_64 LibreOffice_project/30$Build-2</meta:generator>
  </office:meta>
</office:document-meta>
</file>